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Times New Roman"/>
    </style:style>
    <style:style style:name="P8" style:family="paragraph" style:parent-style-name="Heading_20_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Times New Roman1" style:font-name-complex="Times New Roman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0121.png" xlink:type="simple" xlink:show="embed" xlink:actuate="onLoad"/></draw:frame></text:p>
          </table:table-cell>
          <table:table-cell table:style-name="Table1.B1" office:value-type="string">
            <text:h text:style-name="P8" text:outline-level="1">Компенсация начального знач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24cm" draw:z-index="0"><draw:image xlink:href="../../odt/images/012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компенсатор начальных условий, в соотвествии со следующей формулой:</text:p>
            <text:p text:style-name="P5"><draw:frame draw:style-name="fr3" draw:name="Object10" text:anchor-type="as-char" svg:width="3.671cm" svg:height="0.564cm" draw:z-index="0"><draw:object xlink:href="./Object 11" xlink:type="simple" xlink:show="embed" xlink:actuate="onLoad"/><draw:image xlink:href="./ObjectReplacements/Object 11" xlink:type="simple" xlink:show="embed" xlink:actuate="onLoad"/></draw:frame>,</text:p>
            <text:p text:style-name="P7"><text:span text:style-name="T1">г</text:span>де<draw:frame draw:style-name="fr3" draw:name="Object11" text:anchor-type="as-char" svg:width="1.055cm" svg:height="0.564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– входной сигнал;<draw:frame draw:style-name="fr3" draw:name="Object12" text:anchor-type="as-char" svg:width="1.138cm" svg:height="0.564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 – значение <text:span text:style-name="T1">входного сигнала </text:span>в момент времени<draw:frame draw:style-name="fr3" draw:name="Object13" text:anchor-type="as-char" svg:width="1.05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4"><text:span text:style-name="T1">Входной сигнал</text:span> может быть <text:span text:style-name="T5">вектором</text:span><draw:frame draw:style-name="fr3" draw:name="Object5" text:anchor-type="as-char" svg:width="7.07cm" svg:height="0.68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 в этом случае на выходе будет также <text:span text:style-name="T5">вектор</text:span><text:span text:style-name="T3">:</text:span></text:p>
            <text:p text:style-name="P5"><text:span text:style-name="T6"><draw:frame draw:style-name="fr3" draw:name="Объект1" text:anchor-type="as-char" svg:width="10.478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,</text:span></text:p>
            <text:p text:style-name="P4"><text:span text:style-name="T6">где </text:span><text:span text:style-name="T6"><draw:frame draw:style-name="fr3" draw:name="Объект2" text:anchor-type="as-char" svg:width="1.182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–</text:span><text:span text:style-name="T4"> i-</text:span><text:span text:style-name="T2">ый элемент выходного векторного сигнала блока;</text:span><draw:frame draw:style-name="fr3" draw:name="Объект3" text:anchor-type="as-char" svg:width="2.66cm" svg:height="0.621cm" draw:z-index="0"><draw:object xlink:href="./Object 1" xlink:type="simple" xlink:show="embed" xlink:actuate="onLoad"/><draw:image xlink:href="./ObjectReplacements/Object 1" xlink:type="simple" xlink:show="embed" xlink:actuate="onLoad"/></draw:frame>–<text:span text:style-name="T3"> i-</text:span>ый элемент входного векторного сигнала в текущий и начальный моменты времени<text:span text:style-name="T1">.</text:span></text:p>
            <text:p text:style-name="Text_20_body"><text:span text:style-name="T9">Свойства</text:span><text:span text:style-name="T7">: </text:span><text:span text:style-name="T8">для работы блока свойства задавать не требуетс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пенсация начального значения</dc:title>
    <dc:date>2012-03-30T20:28:32.36</dc:date>
    <meta:generator>OpenOffice_Beta/4.1.0$Win32 OpenOffice.org_project/410m14$Build-9760</meta:generator>
    <meta:editing-duration>PT2H52M19S</meta:editing-duration>
    <meta:editing-cycles>66</meta:editing-cycles>
    <meta:document-statistic meta:table-count="1" meta:image-count="2" meta:object-count="8" meta:page-count="1" meta:paragraph-count="13" meta:word-count="76" meta:character-count="49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i>i</mi>
        </mrow>
      </msub>
      <mrow>
        <mo stretchy="false">(</mo>
        <mrow>
          <mn>0</mn>
        </mrow>
        <mo stretchy="false">)</mo>
      </mrow>
    </mrow>
    <annotation encoding="StarMath 5.0">u_{i}(t),~u_{i}(0)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n>0</mn>
        </mrow>
        <mo stretchy="false">)</mo>
      </mrow>
    </mrow>
    <annotation encoding="StarMath 5.0">y(t) =  u(t) - u(0)</annotation>
  </semantics>
</math>
</file>

<file path=Object 1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3/content.xml><?xml version="1.0" encoding="utf-8"?>
<math xmlns="http://www.w3.org/1998/Math/MathML">
  <semantics>
    <mrow>
      <mi>u</mi>
      <mrow>
        <mo stretchy="false">(</mo>
        <mrow>
          <mn>0</mn>
        </mrow>
        <mo stretchy="false">)</mo>
      </mrow>
    </mrow>
    <annotation encoding="StarMath 5.0">u(0)</annotation>
  </semantics>
</math>
</file>

<file path=Object 1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2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row>
              <mo stretchy="false">(</mo>
              <mrow>
                <mi>t</mi>
              </mrow>
              <mo stretchy="false">)</mo>
            </mrow>
            <mi>,</mi>
            <msub>
              <mi>u</mi>
              <mrow>
                <mn>2</mn>
              </mrow>
            </msub>
            <mrow>
              <mo stretchy="false">(</mo>
              <mrow>
                <mi>t</mi>
              </mrow>
              <mo stretchy="false">)</mo>
            </mrow>
            <mi>,</mi>
            <mn>...</mn>
            <msub>
              <mi>u</mi>
              <mrow>
                <mi>n</mi>
              </mrow>
            </msub>
            <mrow>
              <mo stretchy="false">(</mo>
              <mrow>
                <mi>t</mi>
              </mrow>
              <mo stretchy="false">)</mo>
            </mrow>
          </mrow>
        </mfenced>
      </mrow>
      <mi>,</mi>
      <mi/>
      <mrow>
        <mi>n</mi>
        <mo stretchy="false">≥</mo>
        <mn>2</mn>
      </mrow>
    </mrow>
    <annotation encoding="StarMath 5.0">vec {u}(t)=left [
u_{1}(t) , u_{2}(t) , ... u_{n}(t)
right ] , ~n&gt;=2</annotation>
  </semantics>
</math>
</file>

<file path=Object 5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over accent="true">
          <mrow>
            <mi>u</mi>
          </mrow>
          <mo stretchy="false">⃗</mo>
        </mover>
      </mrow>
      <mrow>
        <mrow>
          <mo stretchy="false">(</mo>
          <mrow>
            <mi>t</mi>
          </mrow>
          <mo stretchy="false">)</mo>
        </mrow>
        <mo stretchy="false">−</mo>
        <mover accent="true">
          <mrow>
            <mi>u</mi>
          </mrow>
          <mo stretchy="false">⃗</mo>
        </mover>
      </mrow>
      <mrow>
        <mo stretchy="false">(</mo>
        <mrow>
          <mn>0</mn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i>i</mi>
          </mrow>
        </msub>
      </mrow>
      <mrow>
        <mrow>
          <mo stretchy="false">(</mo>
          <mrow>
            <mi>t</mi>
          </mrow>
          <mo stretchy="false">)</mo>
        </mrow>
        <mo stretchy="false">−</mo>
        <msub>
          <mi>u</mi>
          <mrow>
            <mi>i</mi>
          </mrow>
        </msub>
      </mrow>
      <mrow>
        <mo stretchy="false">(</mo>
        <mrow>
          <mn>0</mn>
        </mrow>
        <mo stretchy="false">)</mo>
      </mrow>
      <mi>,</mi>
      <mi/>
      <mrow>
        <mi>i</mi>
        <mo stretchy="false">=</mo>
        <mn>1</mn>
      </mrow>
      <mn>...</mn>
      <mi>n</mi>
    </mrow>
    <annotation encoding="StarMath 5.0">vec{y}(t) = vec{u}(t) - vec{u}(0) ~dlrarrow~ y_i(t) = u_{i}(t) - u_{i}(0) , ~ i = 1 ... n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